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5a142" officeooo:paragraph-rsid="0005a14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5a142" officeooo:paragraph-rsid="0005a14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5a142" officeooo:paragraph-rsid="0006e2a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e2af" officeooo:paragraph-rsid="0006e2a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6e5ea" officeooo:paragraph-rsid="0005a142" style:font-size-asian="10.5pt" style:font-size-complex="12pt"/>
    </style:style>
    <style:style style:name="T1" style:family="text">
      <style:text-properties officeooo:rsid="0006e5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ort II</text:p>
      <text:p text:style-name="P1"/>
      <text:p text:style-name="P2">Gra posiada załadowane i przeskalowane grafiki gracza, botów, <text:span text:style-name="T1">pocisków</text:span> oraz tło.</text:p>
      <text:p text:style-name="P2"/>
      <text:p text:style-name="P2"/>
      <text:p text:style-name="P3">Dodane zostało sterowanie statkiem gracza za pomocą klawiatury oraz kolizja gracza z</text:p>
      <text:p text:style-name="P3"><text:s/>krawędziami mapy.</text:p>
      <text:p text:style-name="P2"/>
      <text:p text:style-name="P2"/>
      <text:p text:style-name="P3">Określona ilość botów pojawia się w losowych punktach górnej krawędzi mapy. ( przy użyciu</text:p>
      <text:p text:style-name="P3"><text:s/>biblioteki random )</text:p>
      <text:p text:style-name="P2"/>
      <text:p text:style-name="P2"/>
      <text:p text:style-name="P2">Boty poruszają się w kierunku gracza.</text:p>
      <text:p text:style-name="P2"/>
      <text:p text:style-name="P2"/>
      <text:p text:style-name="P2">Dodana została opcja wyłączenia gry za pomocą klawiszu „ESCAPE” ( przy użyciu biblioteki sys ).</text:p>
      <text:p text:style-name="P2"/>
      <text:p text:style-name="P2"/>
      <text:p text:style-name="P4">Ograniczona została szybkość działania gry ( gra zarówno na wolniejszych jak i szybszych komputerach będzie działać tak samo ) ( przy użyciu biblioteki time ).</text:p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07:48:45.455178285</meta:creation-date>
    <dc:date>2021-04-16T08:15:30.545094223</dc:date>
    <meta:editing-duration>PT6M2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9" meta:word-count="90" meta:character-count="591" meta:non-whitespace-character-count="508"/>
  </office:meta>
</office:document-meta>
</file>